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67223"/>
    </style:style>
    <style:style style:name="P2" style:family="paragraph" style:parent-style-name="Standard">
      <style:text-properties officeooo:rsid="00167223" officeooo:paragraph-rsid="00167223"/>
    </style:style>
    <style:style style:name="P3" style:family="paragraph" style:parent-style-name="Standard">
      <style:text-properties officeooo:rsid="00160b6d" officeooo:paragraph-rsid="00160b6d"/>
    </style:style>
    <style:style style:name="P4" style:family="paragraph" style:parent-style-name="Standard">
      <style:paragraph-properties fo:break-before="page"/>
      <style:text-properties officeooo:rsid="00160b6d" officeooo:paragraph-rsid="00160b6d"/>
    </style:style>
    <style:style style:name="T1" style:family="text">
      <style:text-properties officeooo:rsid="001880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Внутренние команды модема <text:span text:style-name="T1">(не нужны)</text:span></text:p>
      <text:p text:style-name="Standard"/>
      <text:p text:style-name="Standard">0x01 — передача одинарного пакета.</text:p>
      <text:p text:style-name="Standard">0x02 — передача одной из частей пакета, состоящего из нескольких частей</text:p>
      <text:p text:style-name="Standard">0x03 — повторная передача пакета, состоящего из нескольких частей</text:p>
      <text:p text:style-name="Standard">0x04 — повторная передача одной из частей пакета, состоящего из нескольких частей</text:p>
      <text:p text:style-name="P1">0x05 — подтверждение успешно переданного пакета</text:p>
      <text:p text:style-name="P2">0x06 — запрос повторной пересылки пакета</text:p>
      <text:p text:style-name="P1">…</text:p>
      <text:p text:style-name="Standard">0x10 — опрос модемов конечных устройств или ретрансляторов главным модемом или ретранслятором </text:p>
      <text:p text:style-name="Standard">0x12 — ответ на опрос, подтверждающий то что модем не привязан к сети</text:p>
      <text:p text:style-name="Standard">0x13 — подтверждение привязки модема конечного устройства к сети</text:p>
      <text:p text:style-name="Standard"/>
      <text:p text:style-name="P4">Значения байта состояния пакета</text:p>
      <text:p text:style-name="P3">0xff — пакет успешно принят и находится в буфере RFM (без разницы каким путем)</text:p>
      <text:p text:style-name="P3">0x00 — пакет поврежден или он отсутствует</text:p>
      <text:p text:style-name="P3">0x01 — пакет по радиоканалу пришел поврежденным, ожидается повторная передача</text:p>
      <text:p text:style-name="P3">0x10 — пакет был передан по радиоканалу, но при этом еще находится в буфере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ltech </meta:initial-creator>
    <meta:creation-date>2013-10-07T15:19:28</meta:creation-date>
    <dc:date>2021-08-30T04:23:41.584635832</dc:date>
    <meta:editing-duration>PT3H32M42S</meta:editing-duration>
    <meta:editing-cycles>7</meta:editing-cycles>
    <meta:generator>LibreOffice/7.1.5.2$Linux_X86_64 LibreOffice_project/10$Build-2</meta:generator>
    <meta:document-statistic meta:table-count="0" meta:image-count="0" meta:object-count="0" meta:page-count="2" meta:paragraph-count="16" meta:word-count="125" meta:character-count="904" meta:non-whitespace-character-count="781"/>
  </office:meta>
</office:document-meta>
</file>